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3543in" fo:text-indent="0in" style:auto-text-indent="false" fo:padding="0in" fo:border="none"/>
      <style:text-properties fo:color="#4d4d4d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3543in" fo:text-indent="0in" style:auto-text-indent="false" fo:padding="0in" fo:border="none"/>
      <style:text-properties fo:color="#4d4d4d" style:font-name-asian="Microsoft YaHei" style:font-size-asian="9pt" style:font-weight-asian="normal" loext:padding="0in" loext:border="none"/>
    </style:style>
    <style:style style:name="P4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5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6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="Microsoft YaHei" fo:font-size="9pt" fo:font-weight="normal"/>
    </style:style>
    <style:style style:name="T4" style:family="text">
      <style:text-properties style:font-name-asian="Microsoft YaHei" style:font-size-asian="18pt" style:font-style-asian="normal" style:font-weight-asian="normal"/>
    </style:style>
    <style:style style:name="T5" style:family="text">
      <style:text-properties style:font-name-asian="Microsoft YaHei" style:font-size-asian="9pt" style:font-weight-asian="normal"/>
    </style:style>
    <style:style style:name="T6" style:family="text">
      <style:text-properties style:font-name-asian="Microsoft YaHei" style:font-size-asian="12pt" style:font-weight-asian="normal"/>
    </style:style>
    <style:style style:name="T7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8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9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3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4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5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6" style:family="text">
      <style:text-properties fo:color="#4d4d4d" style:font-name-asian="Microsoft YaHei" style:font-size-asian="9pt" loext:padding="0in" loext:border="none"/>
    </style:style>
    <style:style style:name="T17" style:family="text">
      <style:text-properties style:font-name-asian="Verdana" style:font-size-asian="9pt" style:font-weight-asian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4">循环冗余校验码</text:span><text:span text:style-name="T1">CRC</text:span><text:span text:style-name="T4">原理和实例</text:span></text:h>
      <text:p text:style-name="P4"><text:span text:style-name="T9">2014</text:span><text:span text:style-name="T10">年</text:span><text:span text:style-name="T9">12</text:span><text:span text:style-name="T10">月</text:span><text:span text:style-name="T9">08</text:span><text:span text:style-name="T10">日 </text:span><text:span text:style-name="T9">16:38:55 </text:span><text:a xlink:type="simple" xlink:href="https://me.csdn.net/France_man" office:target-frame-name="_blank" xlink:show="new" text:style-name="Internet_20_link" text:visited-style-name="Visited_20_Internet_20_Link"><text:span text:style-name="T12">baibai-yy</text:span></text:a><text:span text:style-name="T9"> </text:span><text:span text:style-name="T10">阅读数 </text:span><text:span text:style-name="T9">4070</text:span><text:span text:style-name="T13">更多</text:span></text:p>
      <text:p text:style-name="P5"><text:span text:style-name="T14">分类专栏：</text:span><text:span text:style-name="T11"> </text:span><text:a xlink:type="simple" xlink:href="https://blog.csdn.net/france_man/article/category/2764379" office:target-frame-name="_blank" xlink:show="new" text:style-name="Internet_20_link" text:visited-style-name="Visited_20_Internet_20_Link"><text:span text:style-name="T15">其他编程</text:span></text:a></text:p>
      <text:section text:style-name="Sect1" text:name="article_content">
        <text:p text:style-name="P1"><text:span text:style-name="T16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8">CC 4.0 BY-SA </text:span></text:a><text:span text:style-name="T16">版权协议，转载请附上原文出处链接和本声明。</text:span></text:p>
        <text:p text:style-name="P1"><text:span text:style-name="T16">本文链接：</text:span><text:a xlink:type="simple" xlink:href="https://blog.csdn.net/France_man/article/details/41804773" text:style-name="Internet_20_link" text:visited-style-name="Visited_20_Internet_20_Link"><text:span text:style-name="T8">https://blog.csdn.net/France_man/article/details/41804773</text:span></text:a></text:p>
        <text:section text:style-name="Sect1" text:name="content_views">
          <text:p text:style-name="P2"><text:span text:style-name="T6">今天同事问了一个</text:span><text:span text:style-name="T2">CRC(</text:span><text:span text:style-name="T17">循环冗余校验码</text:span><text:span text:style-name="T3">)</text:span><text:span text:style-name="T5">的问题，好奇心之下学习了一下。</text:span></text:p>
          <text:p text:style-name="P2"><text:span text:style-name="T5">首先说它的原理，百度百科上也有，我就简单说一下，它其实就是采用多项式编码的方法，对于要发送的信息码</text:span><text:span text:style-name="T3">R</text:span><text:span text:style-name="T5">，发送方和接收方约定好多项式</text:span><text:span text:style-name="T3">g(x)</text:span><text:span text:style-name="T5">，所以发送的</text:span><text:span text:style-name="T3">CRC</text:span><text:span text:style-name="T5">码的组成就是信息码</text:span><text:span text:style-name="T3">R</text:span><text:span text:style-name="T5">加上多项式</text:span><text:span text:style-name="T3">g(x)</text:span><text:span text:style-name="T5">模</text:span><text:span text:style-name="T3">2</text:span><text:span text:style-name="T5">除信息码的余数的组合。</text:span></text:p>
          <text:p text:style-name="P3">举个例子：</text:p>
          <text:p text:style-name="P2"><text:span text:style-name="T5">假如信息码为</text:span><text:span text:style-name="T3">1110011</text:span><text:span text:style-name="T5">，多项式</text:span><text:span text:style-name="T3">g(x)=x^4+x^2+1</text:span><text:span text:style-name="T5">，那么</text:span><text:span text:style-name="T3">CRC</text:span><text:span text:style-name="T5">的求法如下：</text:span></text:p>
          <text:p text:style-name="P2"><text:span text:style-name="T3">g(x)=x^4+x^2+1</text:span><text:span text:style-name="T5">对应的二进制编码为</text:span><text:span text:style-name="T3">10101</text:span><text:span text:style-name="T5">，就是有幂次的项对应</text:span><text:span text:style-name="T3">1</text:span><text:span text:style-name="T5">，没有的就为</text:span><text:span text:style-name="T3">0</text:span><text:span text:style-name="T5">，所以也得出校验码的个数为</text:span><text:span text:style-name="T3">4</text:span><text:span text:style-name="T5">，即</text:span><text:span text:style-name="T3">g(x)</text:span><text:span text:style-name="T5">的最高幂次</text:span></text:p>
          <text:p text:style-name="P2"><text:span text:style-name="T5">信息码</text:span><text:span text:style-name="T3">R</text:span><text:span text:style-name="T5">为</text:span><text:span text:style-name="T3">1110011</text:span><text:span text:style-name="T5">，所以要发送的</text:span><text:span text:style-name="T3">CRC</text:span><text:span text:style-name="T5">为</text:span><text:span text:style-name="T3">1110011,0000</text:span><text:span text:style-name="T5">，后</text:span><text:span text:style-name="T3">4</text:span><text:span text:style-name="T5">位是为校验码预留的</text:span></text:p>
          <text:p text:style-name="P2"><text:span text:style-name="T5">校验码的求法：</text:span><text:span text:style-name="T3">11100110000/10101</text:span><text:span text:style-name="T5">做模</text:span><text:span text:style-name="T3">2</text:span><text:span text:style-name="T5">除，除法就是类似我们数学上除法的“厂”方法，把被除数写到除数下面去，做异或运算，最后取余数，所以</text:span></text:p>
          <text:p text:style-name="P2"><text:span text:style-name="T3">11100110000/10101</text:span><text:span text:style-name="T5">的余数为</text:span><text:span text:style-name="T3">1011</text:span></text:p>
          <text:p text:style-name="P2"><text:span text:style-name="T5">所以要发送的</text:span><text:span text:style-name="T3">CRC</text:span><text:span text:style-name="T5">码为：</text:span><text:span text:style-name="T3">11100111011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57:29.323652875</meta:creation-date>
    <dc:date>2019-09-03T09:57:45.776417848</dc:date>
    <meta:editing-duration>PT16S</meta:editing-duration>
    <meta:editing-cycles>1</meta:editing-cycles>
    <meta:document-statistic meta:table-count="0" meta:image-count="0" meta:object-count="0" meta:page-count="1" meta:paragraph-count="14" meta:word-count="398" meta:character-count="613" meta:non-whitespace-character-count="604"/>
    <meta:generator>LibreOffice/5.1.6.2$Linux_X86_64 LibreOffice_project/10m0$Build-2</meta:generator>
  </office:meta>
</office:document-meta>
</file>